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a2d89" officeooo:paragraph-rsid="000a2d89"/>
    </style:style>
    <style:style style:name="P2" style:family="paragraph" style:parent-style-name="Standard">
      <style:paragraph-properties fo:line-height="150%"/>
      <style:text-properties officeooo:rsid="000b076f" officeooo:paragraph-rsid="000b076f"/>
    </style:style>
    <style:style style:name="P3" style:family="paragraph" style:parent-style-name="Standard">
      <style:paragraph-properties fo:line-height="150%"/>
      <style:text-properties style:font-name="Liberation Serif1" officeooo:rsid="000b076f" officeooo:paragraph-rsid="000b076f" style:font-name-asian="Liberation Serif1" style:font-name-complex="Liberation Serif1"/>
    </style:style>
    <style:style style:name="P4" style:family="paragraph" style:parent-style-name="Standard">
      <style:paragraph-properties fo:line-height="150%"/>
      <style:text-properties style:font-name="Liberation Serif1" officeooo:rsid="000c4d3e" officeooo:paragraph-rsid="000c4d3e" style:font-name-asian="Liberation Serif1" style:font-name-complex="Liberation Serif1"/>
    </style:style>
    <style:style style:name="P5" style:family="paragraph" style:parent-style-name="Standard">
      <style:paragraph-properties fo:line-height="150%"/>
      <style:text-properties style:font-name="Liberation Serif1" officeooo:rsid="000d7015" officeooo:paragraph-rsid="000d7015" style:font-name-asian="Liberation Serif1" style:font-name-complex="Liberation Serif1"/>
    </style:style>
    <style:style style:name="P6" style:family="paragraph" style:parent-style-name="Standard">
      <style:paragraph-properties fo:line-height="150%"/>
      <style:text-properties officeooo:rsid="000c4d3e" officeooo:paragraph-rsid="000c4d3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355cf" style:font-name-asian="Liberation Serif1" style:font-name-complex="Liberation Serif1"/>
    </style:style>
    <style:style style:name="T3" style:family="text">
      <style:text-properties officeooo:rsid="000b076f"/>
    </style:style>
    <style:style style:name="T4" style:family="text">
      <style:text-properties officeooo:rsid="001244db"/>
    </style:style>
    <style:style style:name="T5" style:family="text">
      <style:text-properties officeooo:rsid="001355cf"/>
    </style:style>
    <style:style style:name="T6" style:family="text">
      <style:text-properties style:font-name="Liberation Serif1" officeooo:rsid="001355cf" style:font-name-asian="Liberation Serif1" style:font-name-complex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t Pot<text:tab/><text:tab/><text:span text:style-name="T4">if you know about integration …</text:span></text:p>
      <text:p text:style-name="P1"/>
      <text:p text:style-name="P2">Take the curve<draw:frame draw:style-name="fr1" draw:name="Object1" text:anchor-type="as-char" svg:y="-0.619cm" svg:width="1.134cm" svg:height="0.998cm" draw:z-index="0"><draw:object xlink:href="./Object 1" xlink:type="simple" xlink:show="embed" xlink:actuate="onLoad"/><draw:image xlink:href="./ObjectReplacements/Object 1" xlink:type="simple" xlink:show="embed" xlink:actuate="onLoad"/></draw:frame>between<draw:frame draw:style-name="fr1" draw:name="Object3" text:anchor-type="as-char" svg:y="-0.377cm" svg:width="0.995cm" svg:height="0.467cm" draw:z-index="2"><draw:object xlink:href="./Object 3" xlink:type="simple" xlink:show="embed" xlink:actuate="onLoad"/><draw:image xlink:href="./ObjectReplacements/Object 3" xlink:type="simple" xlink:show="embed" xlink:actuate="onLoad"/></draw:frame>and<text:span text:style-name="T1"><draw:frame draw:style-name="fr1" draw:name="Object2" text:anchor-type="as-char" svg:y="-0.377cm" svg:width="1.10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 rotate it</text:span><text:span text:style-name="T1"><draw:frame draw:style-name="fr1" draw:name="Object4" text:anchor-type="as-char" svg:y="-0.377cm" svg:width="1.06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around the x axis to form a long, funnel shaped paint pot.<text:tab/><text:tab/></text:span><text:span text:style-name="T2">DIAGRAM???</text:span></text:p>
      <text:p text:style-name="P3">The volume of the paint pot is:</text:p>
      <text:p text:style-name="P3"><draw:frame draw:style-name="fr1" draw:name="Object5" text:anchor-type="as-char" svg:y="-0.743cm" svg:width="4.554cm" svg:height="1.1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The surface area of the paint pot is:</text:p>
      <text:p text:style-name="P3"><draw:frame draw:style-name="fr1" draw:name="Object6" text:anchor-type="as-char" svg:y="-0.774cm" svg:width="7.264cm" svg:height="1.26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>Now this integral is too difficult for me but …</text:p>
      <text:p text:style-name="P4"><draw:frame draw:style-name="fr1" draw:name="Object8" text:anchor-type="as-char" svg:y="-0.774cm" svg:width="3.866cm" svg:height="1.266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So t<text:span text:style-name="T3">he surface area of the paint pot is </text:span>greater than<text:span text:style-name="T3">:</text:span></text:p>
      <text:p text:style-name="P5"><draw:frame draw:style-name="fr1" draw:name="Object7" text:anchor-type="as-char" svg:y="-0.743cm" svg:width="3.288cm" svg:height="1.1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So the paint pot has a finite volume but an infinite surface area.</text:p>
      <text:p text:style-name="P5">If you fill the pot with paint then you won’t have enough paint to cover the surface of the pot!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5T11:47:27.030000000</meta:creation-date>
    <dc:date>2022-03-25T11:13:27.335000000</dc:date>
    <meta:editing-duration>PT14M14S</meta:editing-duration>
    <meta:editing-cycles>7</meta:editing-cycles>
    <meta:generator>LibreOffice/6.3.5.2$Windows_X86_64 LibreOffice_project/dd0751754f11728f69b42ee2af66670068624673</meta:generator>
    <meta:document-statistic meta:table-count="0" meta:image-count="0" meta:object-count="8" meta:page-count="1" meta:paragraph-count="12" meta:word-count="94" meta:character-count="479" meta:non-whitespace-character-count="391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1</mn>
        <mi>x</mi>
      </mfrac>
    </mrow>
    <annotation encoding="StarMath 5.0"> y=1over x</annotation>
  </semantics>
</math>
</file>

<file path=Object 2/content.xml><?xml version="1.0" encoding="utf-8"?>
<math xmlns="http://www.w3.org/1998/Math/MathML" display="block">
  <semantics>
    <mrow>
      <mi>x</mi>
      <mo stretchy="false">=</mo>
      <mi>∞</mi>
    </mrow>
    <annotation encoding="StarMath 5.0"> x=∞</annotation>
  </semantics>
</math>
</file>

<file path=Object 3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4/content.xml><?xml version="1.0" encoding="utf-8"?>
<math xmlns="http://www.w3.org/1998/Math/MathML" display="block">
  <semantics>
    <mrow>
      <mn>360</mn>
      <mi>°</mi>
    </mrow>
    <annotation encoding="StarMath 5.0"> 360°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sup>
          <mi mathvariant="italic">πy</mi>
          <mn>2</mn>
        </msup>
      </mrow>
      <mrow>
        <mi mathvariant="italic">dx</mi>
        <mo stretchy="false">=</mo>
        <mrow>
          <munderover>
            <mo stretchy="false">∫</mo>
            <mn>1</mn>
            <mi>∞</mi>
          </munderover>
          <mfrac>
            <mn>1</mn>
            <msup>
              <mi>x</mi>
              <mn>2</mn>
            </msup>
          </mfrac>
        </mrow>
      </mrow>
      <mrow>
        <mi mathvariant="italic">dx</mi>
        <mo stretchy="false">=</mo>
        <mn>...</mn>
        <mo stretchy="false">=</mo>
        <mi>π</mi>
      </mrow>
    </mrow>
    <annotation encoding="StarMath 5.0">int from{1} to{∞} {πy^2}dx=int from{1} to{∞} {1 over x^2}dx=...=π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row>
          <mn>2</mn>
          <mi mathvariant="italic">πy</mi>
          <msqrt>
            <mrow>
              <mn>1</mn>
              <mo stretchy="false">+</mo>
              <msup>
                <mrow>
                  <mo fence="true" stretchy="true">(</mo>
                  <mrow>
                    <mfrac>
                      <mi mathvariant="italic">dy</mi>
                      <mi mathvariant="italic">dx</mi>
                    </mfrac>
                  </mrow>
                  <mo fence="true" stretchy="true">)</mo>
                </mrow>
                <mn>2</mn>
              </msup>
            </mrow>
          </msqrt>
          <mrow>
            <mi mathvariant="italic">dx</mi>
            <mo stretchy="false">=</mo>
            <mrow>
              <munderover>
                <mo stretchy="false">∫</mo>
                <mn>1</mn>
                <mi>∞</mi>
              </munderover>
              <mn>2</mn>
            </mrow>
          </mrow>
          <mi>π</mi>
          <mfrac>
            <mn>1</mn>
            <mi>x</mi>
          </mfrac>
          <msqrt>
            <mrow>
              <mn>1</mn>
              <mo stretchy="false">+</mo>
              <mrow>
                <mo fence="true" stretchy="true">(</mo>
                <mrow>
                  <mfrac>
                    <mn>1</mn>
                    <msup>
                      <mi>x</mi>
                      <mn>4</mn>
                    </msup>
                  </mfrac>
                </mrow>
                <mo fence="true" stretchy="true">)</mo>
              </mrow>
            </mrow>
          </msqrt>
        </mrow>
      </mrow>
      <mi mathvariant="italic">dx</mi>
    </mrow>
    <annotation encoding="StarMath 5.0">int from{1} to{∞} {2πy sqrt{1+ left({dy}over{dx} right)^2}dx=int from{1} to{∞} 2π {1over x} sqrt{1+ left({1 over x^4} right)}}dx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n>2</mn>
      </mrow>
      <mi>π</mi>
      <mfrac>
        <mn>1</mn>
        <mi>x</mi>
      </mfrac>
      <mrow>
        <mi mathvariant="italic">dx</mi>
        <mo stretchy="false">=</mo>
        <mn>...</mn>
        <mo stretchy="false">=</mo>
        <mi>∞</mi>
      </mrow>
    </mrow>
    <annotation encoding="StarMath 5.0">int from{1} to{∞} 2π {1over x}dx=...=∞</annotation>
  </semantics>
</math>
</file>

<file path=Object 8/content.xml><?xml version="1.0" encoding="utf-8"?>
<math xmlns="http://www.w3.org/1998/Math/MathML" display="block">
  <semantics>
    <mrow>
      <mn>2</mn>
      <mi>π</mi>
      <mfrac>
        <mn>1</mn>
        <mi>x</mi>
      </mfrac>
      <mrow>
        <msqrt>
          <mrow>
            <mn>1</mn>
            <mo stretchy="false">+</mo>
            <mrow>
              <mo fence="true" stretchy="true">(</mo>
              <mrow>
                <mfrac>
                  <mn>1</mn>
                  <msup>
                    <mi>x</mi>
                    <mn>4</mn>
                  </msup>
                </mfrac>
              </mrow>
              <mo fence="true" stretchy="true">)</mo>
            </mrow>
          </mrow>
        </msqrt>
        <mo stretchy="false">&gt;</mo>
        <mn>2</mn>
      </mrow>
      <mi>π</mi>
      <mfrac>
        <mn>1</mn>
        <mi>x</mi>
      </mfrac>
    </mrow>
    <annotation encoding="StarMath 5.0"> 2π {1over x} sqrt{1+ left({1 over x^4} right)}&gt; 2π {1over x}</annotation>
  </semantics>
</math>
</file>